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59cm" fo:min-width="1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9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0.557cm" fo:min-width="1.133cm"/>
    </style:style>
    <style:style style:name="gr7" style:family="graphic" style:parent-style-name="standard">
      <style:graphic-properties draw:textarea-horizontal-align="justify" draw:textarea-vertical-align="middle" draw:auto-grow-height="false" fo:min-height="0.557cm" fo:min-width="1.5cm"/>
    </style:style>
    <style:style style:name="gr8" style:family="graphic" style:parent-style-name="standard">
      <style:graphic-properties draw:textarea-horizontal-align="justify" draw:textarea-vertical-align="middle" draw:auto-grow-height="false" fo:min-height="0.559cm" fo:min-width="1.7cm"/>
    </style:style>
    <style:style style:name="gr9" style:family="graphic" style:parent-style-name="standard">
      <style:graphic-properties draw:textarea-horizontal-align="justify" draw:textarea-vertical-align="middle" draw:auto-grow-height="false" fo:min-height="0.557cm" fo:min-width="1.2cm"/>
    </style:style>
    <style:style style:name="gr10" style:family="graphic" style:parent-style-name="standard">
      <style:graphic-properties draw:textarea-horizontal-align="justify" draw:textarea-vertical-align="middle" draw:auto-grow-height="false" fo:min-height="0.559cm" fo:min-width="3.5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557cm" fo:min-width="1.533cm"/>
    </style:style>
    <style:style style:name="gr13" style:family="graphic" style:parent-style-name="standard">
      <style:graphic-properties draw:textarea-horizontal-align="justify" draw:textarea-vertical-align="middle" draw:auto-grow-height="false" fo:min-height="0.557cm" fo:min-width="1.633cm"/>
    </style:style>
    <style:style style:name="gr14" style:family="graphic" style:parent-style-name="standard">
      <style:graphic-properties draw:textarea-horizontal-align="justify" draw:textarea-vertical-align="middle" draw:auto-grow-height="false" fo:min-height="0.559cm" fo:min-width="3.064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7.1cm" svg:height="4.607cm" svg:x="1.3cm" svg:y="4.89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2cm" svg:height="0.809cm" svg:x="12.9cm" svg:y="7.4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3.233cm" svg:height="0.808cm" svg:x="8.2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32cm" svg:height="0.808cm" svg:x="3.9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85cm" svg:y1="11.045cm" svg:x2="9.85cm" svg:y2="11.592cm" draw:start-shape="id1" draw:start-glue-point="2" draw:end-shape="id2" draw:end-glue-point="0" svg:d="M9850 11045v547" svg:viewBox="0 0 1 548">
          <text:p/>
        </draw:connector>
        <draw:custom-shape draw:style-name="gr5" draw:text-style-name="P3" draw:layer="layout" svg:width="3.4cm" svg:height="0.809cm" svg:x="2cm" svg:y="6.291cm">
          <text:p text:style-name="P1"><text:span text:style-name="T2">confl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33cm" svg:height="0.807cm" svg:x="13.1cm" svg:y="6.293cm">
          <text:p text:style-name="P1"><text:span text:style-name="T2">r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85cm" svg:y1="9.5cm" svg:x2="9.85cm" svg:y2="10.237cm" draw:start-shape="id3" draw:start-glue-point="2" draw:end-shape="id1" draw:end-glue-point="0" svg:d="M9850 9500v737" svg:viewBox="0 0 1 738">
          <text:p/>
        </draw:connector>
        <draw:custom-shape draw:style-name="gr7" draw:text-style-name="P3" draw:layer="layout" svg:width="2cm" svg:height="0.807cm" svg:x="2cm" svg:y="5.193cm">
          <text:p text:style-name="P1"><text:span text:style-name="T2">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2cm" svg:height="0.809cm" svg:x="15.4cm" svg:y="6.291cm">
          <text:p text:style-name="P1"><text:span text:style-name="T2">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7cm" svg:height="0.807cm" svg:x="5.8cm" svg:y="6.293cm">
          <text:p text:style-name="P1"><text:span text:style-name="T2">t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cm" svg:height="0.809cm" svg:x="8cm" svg:y="6.291cm">
          <text:p text:style-name="P1"><text:span text:style-name="T2">docbook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809cm" svg:x="8.7cm" svg:y="5.191cm">
          <text:p text:style-name="P1"><text:span text:style-name="T2">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cm" svg:height="0.809cm" svg:x="15.5cm" svg:y="7.4cm">
          <text:p text:style-name="P1"><text:span text:style-name="T2">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6.5cm" svg:y1="8.209cm" svg:x2="16.516cm" svg:y2="10.2cm" draw:start-shape="id4" draw:start-glue-point="2" draw:end-shape="id5" draw:end-glue-point="0" svg:d="M16500 8209l16 1991" svg:viewBox="0 0 17 1992">
          <text:p/>
        </draw:connector>
        <draw:custom-shape draw:style-name="gr11" draw:text-style-name="P5" xml:id="id7" draw:id="id7" draw:layer="layout" svg:width="3.233cm" svg:height="0.809cm" svg:x="12.4cm" svg:y="12.8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1.466cm" svg:y1="13.296cm" svg:x2="12.4cm" svg:y2="13.295cm" draw:start-shape="id6" draw:start-glue-point="1" draw:end-shape="id7" draw:end-glue-point="3" svg:d="M11466 13296l934-1" svg:viewBox="0 0 935 2">
          <text:p/>
        </draw:connector>
        <draw:custom-shape draw:style-name="gr3" draw:text-style-name="P3" xml:id="id2" draw:id="id2" draw:layer="layout" svg:width="3.232cm" svg:height="0.808cm" svg:x="8.2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3.232cm" svg:height="0.808cm" svg:x="8.234cm" svg:y="12.8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033cm" svg:height="0.807cm" svg:x="5.967cm" svg:y="5.193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133cm" svg:height="0.807cm" svg:x="12.867cm" svg:y="5.193cm">
          <text:p text:style-name="P1"><text:span text:style-name="T2">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85cm" svg:y1="12.4cm" svg:x2="9.85cm" svg:y2="12.892cm" draw:start-shape="id2" draw:start-glue-point="2" draw:end-shape="id6" draw:end-glue-point="0" svg:d="M9850 12400v492" svg:viewBox="0 0 1 493">
          <text:p/>
        </draw:connector>
        <draw:custom-shape draw:style-name="gr11" draw:text-style-name="P5" xml:id="id9" draw:id="id9" draw:layer="layout" svg:width="1.7cm" svg:height="0.809cm" svg:x="13.065cm" svg:y="10.2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3.9cm" svg:y1="8.209cm" svg:x2="13.915cm" svg:y2="10.2cm" draw:start-shape="id8" draw:start-glue-point="2" draw:end-shape="id9" draw:end-glue-point="0" svg:d="M13900 8209l15 1991" svg:viewBox="0 0 16 1992">
          <text:p/>
        </draw:connector>
        <draw:custom-shape draw:style-name="gr11" draw:text-style-name="P5" xml:id="id5" draw:id="id5" draw:layer="layout" svg:width="1.233cm" svg:height="0.809cm" svg:x="15.9cm" svg:y="10.2cm">
          <text:p text:style-name="P1"><text:span text:style-name="T2">f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0" draw:id="id10" draw:layer="layout" svg:width="3.564cm" svg:height="0.809cm" svg:x="3.2cm" svg:y="7.379cm">
          <text:p text:style-name="P1"><text:span text:style-name="T2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4.982cm" svg:y1="8.188cm" svg:x2="4.997cm" svg:y2="10.191cm" draw:start-shape="id10" draw:start-glue-point="2" draw:end-shape="id11" draw:end-glue-point="0" svg:d="M4982 8188l15 2003" svg:viewBox="0 0 16 2004">
          <text:p/>
        </draw:connector>
        <draw:custom-shape draw:style-name="gr15" draw:text-style-name="P5" xml:id="id11" draw:id="id11" draw:layer="layout" svg:width="3.5cm" svg:height="0.809cm" svg:x="3.247cm" svg:y="10.191cm">
          <text:p text:style-name="P1"><text:span text:style-name="T2">flexmark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133cm" svg:height="0.807cm" svg:x="15.467cm" svg:y="5.193cm">
          <text:p text:style-name="P1"><text:span text:style-name="T2">xhtml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meta:creation-date>2008-12-20T23:12:09</meta:creation-date>
    <dc:date>2019-11-24T16:11:58.381080049</dc:date>
    <meta:editing-cycles>24</meta:editing-cycles>
    <meta:editing-duration>PT5H8M55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